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0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5f_BuiltIn_5f_Comma" style:data-style-name="N140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Comma" style:data-style-name="N140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ffffff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40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ffffff"/>
    </style:style>
    <style:style style:name="ce9" style:family="table-cell" style:parent-style-name="Default" style:data-style-name="N140">
      <style:table-cell-properties fo:border-bottom="0.74pt solid #000000" style:diagonal-bl-tr="none" style:diagonal-tl-br="none" fo:border-left="0.74pt solid #000000" fo:padding="0.071cm" fo:border-right="0.74pt solid #000000" style:rotation-align="none" fo:border-top="0.74pt solid #ffffff"/>
    </style:style>
    <style:style style:name="ce10" style:family="table-cell" style:parent-style-name="Default" style:data-style-name="N140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000000"/>
    </style:style>
    <style:style style:name="ce11" style:family="table-cell" style:parent-style-name="Default" style:data-style-name="N128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28">
      <style:table-cell-properties fo:border-bottom="0.74pt solid #ffffff" style:diagonal-bl-tr="none" style:diagonal-tl-br="none" fo:border-left="0.74pt solid #000000" fo:padding="0.071cm" fo:border-right="0.74pt solid #000000" style:rotation-align="none" fo:border-top="0.74pt solid #ffffff"/>
    </style:style>
    <style:style style:name="ce13" style:family="table-cell" style:parent-style-name="Default" style:data-style-name="N128">
      <style:table-cell-properties fo:border-bottom="0.74pt solid #000000" style:diagonal-bl-tr="none" style:diagonal-tl-br="none" fo:border-left="0.74pt solid #000000" fo:padding="0.071cm" fo:border-right="0.74pt solid #000000" style:rotation-align="none" fo:border-top="0.74pt solid 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.999cm" svg:height="8.999cm" svg:x="12.329cm" svg:y="1.746cm">
            <draw:object draw:notify-on-update-of-ranges="Planilha1.F3:Planilha1.F3 Planilha1.F4:Planilha1.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Tempo (em ms)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B4]*100+100" office:value-type="float" office:value="300" calcext:value-type="float">
            <text:p>300</text:p>
          </table:table-cell>
          <table:table-cell table:style-name="ce6" office:value-type="float" office:value="0.259724" calcext:value-type="float">
            <text:p>0,2597</text:p>
          </table:table-cell>
          <table:table-cell table:style-name="ce10" office:value-type="float" office:value="0.0952561" calcext:value-type="float">
            <text:p>0,0953</text:p>
          </table:table-cell>
          <table:table-cell table:style-name="ce11" table:formula="of:=[.D4]/[.E4]" office:value-type="float" office:value="2.72658653881484" calcext:value-type="float">
            <text:p>2,727 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B5]*100+100" office:value-type="float" office:value="400" calcext:value-type="float">
            <text:p>400</text:p>
          </table:table-cell>
          <table:table-cell table:style-name="ce7" office:value-type="float" office:value="0.526456" calcext:value-type="float">
            <text:p>0,5265</text:p>
          </table:table-cell>
          <table:table-cell table:style-name="ce8" office:value-type="float" office:value="0.196647" calcext:value-type="float">
            <text:p>0,1966</text:p>
          </table:table-cell>
          <table:table-cell table:style-name="ce12" table:formula="of:=[.D5]/[.E5]" office:value-type="float" office:value="2.67716263151739" calcext:value-type="float">
            <text:p>2,677 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B6]*100+100" office:value-type="float" office:value="500" calcext:value-type="float">
            <text:p>500</text:p>
          </table:table-cell>
          <table:table-cell table:style-name="ce7" office:value-type="float" office:value="0.889934" calcext:value-type="float">
            <text:p>0,8899</text:p>
          </table:table-cell>
          <table:table-cell table:style-name="ce8" office:value-type="float" office:value="0.32723" calcext:value-type="float">
            <text:p>0,3272</text:p>
          </table:table-cell>
          <table:table-cell table:style-name="ce12" table:formula="of:=[.D6]/[.E6]" office:value-type="float" office:value="2.71959783638419" calcext:value-type="float">
            <text:p>2,720 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[.B7]*100+100" office:value-type="float" office:value="600" calcext:value-type="float">
            <text:p>600</text:p>
          </table:table-cell>
          <table:table-cell table:style-name="ce7" office:value-type="float" office:value="1.35502" calcext:value-type="float">
            <text:p>1,3550</text:p>
          </table:table-cell>
          <table:table-cell table:style-name="ce8" office:value-type="float" office:value="0.445011" calcext:value-type="float">
            <text:p>0,4450</text:p>
          </table:table-cell>
          <table:table-cell table:style-name="ce12" table:formula="of:=[.D7]/[.E7]" office:value-type="float" office:value="3.04491349652031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[.B8]*100+100" office:value-type="float" office:value="700" calcext:value-type="float">
            <text:p>700</text:p>
          </table:table-cell>
          <table:table-cell table:style-name="ce7" office:value-type="float" office:value="1.91711" calcext:value-type="float">
            <text:p>1,9171</text:p>
          </table:table-cell>
          <table:table-cell table:style-name="ce8" office:value-type="float" office:value="0.628214" calcext:value-type="float">
            <text:p>0,6282</text:p>
          </table:table-cell>
          <table:table-cell table:style-name="ce12" table:formula="of:=[.D8]/[.E8]" office:value-type="float" office:value="3.05168302521115" calcext:value-type="float">
            <text:p>3,052 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[.B9]*100+100" office:value-type="float" office:value="800" calcext:value-type="float">
            <text:p>800</text:p>
          </table:table-cell>
          <table:table-cell table:style-name="ce7" office:value-type="float" office:value="2.57691" calcext:value-type="float">
            <text:p>2,5769</text:p>
          </table:table-cell>
          <table:table-cell table:style-name="ce8" office:value-type="float" office:value="0.839863" calcext:value-type="float">
            <text:p>0,8399</text:p>
          </table:table-cell>
          <table:table-cell table:style-name="ce12" table:formula="of:=[.D9]/[.E9]" office:value-type="float" office:value="3.0682504170323" calcext:value-type="float">
            <text:p>3,068 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[.B10]*100+100" office:value-type="float" office:value="900" calcext:value-type="float">
            <text:p>900</text:p>
          </table:table-cell>
          <table:table-cell table:style-name="ce8" office:value-type="float" office:value="3.33408" calcext:value-type="float">
            <text:p>3,3341</text:p>
          </table:table-cell>
          <table:table-cell table:style-name="ce8" office:value-type="float" office:value="1.09474" calcext:value-type="float">
            <text:p>1,0947</text:p>
          </table:table-cell>
          <table:table-cell table:style-name="ce12" table:formula="of:=[.D10]/[.E10]" office:value-type="float" office:value="3.04554506092771" calcext:value-type="float">
            <text:p>3,046 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table:formula="of:=[.B11]*100+100" office:value-type="float" office:value="1000" calcext:value-type="float">
            <text:p>1000</text:p>
          </table:table-cell>
          <table:table-cell table:style-name="ce8" office:value-type="float" office:value="4.19047" calcext:value-type="float">
            <text:p>4,1905</text:p>
          </table:table-cell>
          <table:table-cell table:style-name="ce8" office:value-type="float" office:value="1.37542" calcext:value-type="float">
            <text:p>1,3754</text:p>
          </table:table-cell>
          <table:table-cell table:style-name="ce12" table:formula="of:=[.D11]/[.E11]" office:value-type="float" office:value="3.04668392200201" calcext:value-type="float">
            <text:p>3,047 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[.B12]*100+100" office:value-type="float" office:value="1100" calcext:value-type="float">
            <text:p>1100</text:p>
          </table:table-cell>
          <table:table-cell table:style-name="ce8" office:value-type="float" office:value="5.15221" calcext:value-type="float">
            <text:p>5,1522</text:p>
          </table:table-cell>
          <table:table-cell table:style-name="ce8" office:value-type="float" office:value="1.66878" calcext:value-type="float">
            <text:p>1,6688</text:p>
          </table:table-cell>
          <table:table-cell table:style-name="ce12" table:formula="of:=[.D12]/[.E12]" office:value-type="float" office:value="3.08741116264577" calcext:value-type="float">
            <text:p>3,087 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formula="of:=[.B13]*100+100" office:value-type="float" office:value="1200" calcext:value-type="float">
            <text:p>1200</text:p>
          </table:table-cell>
          <table:table-cell table:style-name="ce8" office:value-type="float" office:value="6.20203" calcext:value-type="float">
            <text:p>6,2020</text:p>
          </table:table-cell>
          <table:table-cell table:style-name="ce8" office:value-type="float" office:value="2.015" calcext:value-type="float">
            <text:p>2,0150</text:p>
          </table:table-cell>
          <table:table-cell table:style-name="ce12" table:formula="of:=[.D13]/[.E13]" office:value-type="float" office:value="3.07793052109181" calcext:value-type="float">
            <text:p>3,078 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table:formula="of:=[.B14]*100+100" office:value-type="float" office:value="1300" calcext:value-type="float">
            <text:p>1300</text:p>
          </table:table-cell>
          <table:table-cell table:style-name="ce8" office:value-type="float" office:value="7.35534" calcext:value-type="float">
            <text:p>7,3553</text:p>
          </table:table-cell>
          <table:table-cell table:style-name="ce8" office:value-type="float" office:value="2.4454" calcext:value-type="float">
            <text:p>2,4454</text:p>
          </table:table-cell>
          <table:table-cell table:style-name="ce12" table:formula="of:=[.D14]/[.E14]" office:value-type="float" office:value="3.00782694037785" calcext:value-type="float">
            <text:p>3,008 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table:formula="of:=[.B15]*100+100" office:value-type="float" office:value="1400" calcext:value-type="float">
            <text:p>1400</text:p>
          </table:table-cell>
          <table:table-cell table:style-name="ce8" office:value-type="float" office:value="8.60053" calcext:value-type="float">
            <text:p>8,6005</text:p>
          </table:table-cell>
          <table:table-cell table:style-name="ce8" office:value-type="float" office:value="2.82441" calcext:value-type="float">
            <text:p>2,8244</text:p>
          </table:table-cell>
          <table:table-cell table:style-name="ce12" table:formula="of:=[.D15]/[.E15]" office:value-type="float" office:value="3.04507136003625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table:formula="of:=[.B16]*100+100" office:value-type="float" office:value="1500" calcext:value-type="float">
            <text:p>1500</text:p>
          </table:table-cell>
          <table:table-cell table:style-name="ce8" office:value-type="float" office:value="9.97298" calcext:value-type="float">
            <text:p>9,9730</text:p>
          </table:table-cell>
          <table:table-cell table:style-name="ce8" office:value-type="float" office:value="3.28573" calcext:value-type="float">
            <text:p>3,2857</text:p>
          </table:table-cell>
          <table:table-cell table:style-name="ce12" table:formula="of:=[.D16]/[.E16]" office:value-type="float" office:value="3.0352402662422" calcext:value-type="float">
            <text:p>3,035 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table:formula="of:=[.B17]*100+100" office:value-type="float" office:value="1600" calcext:value-type="float">
            <text:p>1600</text:p>
          </table:table-cell>
          <table:table-cell table:style-name="ce8" office:value-type="float" office:value="11.3961" calcext:value-type="float">
            <text:p>11,3961</text:p>
          </table:table-cell>
          <table:table-cell table:style-name="ce8" office:value-type="float" office:value="3.72979" calcext:value-type="float">
            <text:p>3,7298</text:p>
          </table:table-cell>
          <table:table-cell table:style-name="ce12" table:formula="of:=[.D17]/[.E17]" office:value-type="float" office:value="3.0554267130321" calcext:value-type="float">
            <text:p>3,055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*100+100" office:value-type="float" office:value="1700" calcext:value-type="float">
            <text:p>1700</text:p>
          </table:table-cell>
          <table:table-cell table:style-name="ce8" office:value-type="float" office:value="12.9843" calcext:value-type="float">
            <text:p>12,9843</text:p>
          </table:table-cell>
          <table:table-cell table:style-name="ce8" office:value-type="float" office:value="4.26879" calcext:value-type="float">
            <text:p>4,2688</text:p>
          </table:table-cell>
          <table:table-cell table:style-name="ce12" table:formula="of:=[.D18]/[.E18]" office:value-type="float" office:value="3.04168160064093" calcext:value-type="float">
            <text:p>3,042 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table:formula="of:=[.B19]*100+100" office:value-type="float" office:value="1800" calcext:value-type="float">
            <text:p>1800</text:p>
          </table:table-cell>
          <table:table-cell table:style-name="ce8" office:value-type="float" office:value="14.5955" calcext:value-type="float">
            <text:p>14,5955</text:p>
          </table:table-cell>
          <table:table-cell table:style-name="ce8" office:value-type="float" office:value="4.82882" calcext:value-type="float">
            <text:p>4,8288</text:p>
          </table:table-cell>
          <table:table-cell table:style-name="ce12" table:formula="of:=[.D19]/[.E19]" office:value-type="float" office:value="3.02258108606243" calcext:value-type="float">
            <text:p>3,023 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[.B20]*100+100" office:value-type="float" office:value="1900" calcext:value-type="float">
            <text:p>1900</text:p>
          </table:table-cell>
          <table:table-cell table:style-name="ce8" office:value-type="float" office:value="16.333" calcext:value-type="float">
            <text:p>16,3330</text:p>
          </table:table-cell>
          <table:table-cell table:style-name="ce8" office:value-type="float" office:value="5.38967" calcext:value-type="float">
            <text:p>5,3897</text:p>
          </table:table-cell>
          <table:table-cell table:style-name="ce12" table:formula="of:=[.D20]/[.E20]" office:value-type="float" office:value="3.03042672371407" calcext:value-type="float">
            <text:p>3,030 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table:formula="of:=[.B21]*100+100" office:value-type="float" office:value="2000" calcext:value-type="float">
            <text:p>2000</text:p>
          </table:table-cell>
          <table:table-cell table:style-name="ce8" office:value-type="float" office:value="18.2043" calcext:value-type="float">
            <text:p>18,2043</text:p>
          </table:table-cell>
          <table:table-cell table:style-name="ce8" office:value-type="float" office:value="6.07122" calcext:value-type="float">
            <text:p>6,0712</text:p>
          </table:table-cell>
          <table:table-cell table:style-name="ce12" table:formula="of:=[.D21]/[.E21]" office:value-type="float" office:value="2.99845829997925" calcext:value-type="float">
            <text:p>2,998 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[.B22]*100+100" office:value-type="float" office:value="2100" calcext:value-type="float">
            <text:p>2100</text:p>
          </table:table-cell>
          <table:table-cell table:style-name="ce9" office:value-type="float" office:value="20.5413" calcext:value-type="float">
            <text:p>20,5413</text:p>
          </table:table-cell>
          <table:table-cell table:style-name="ce9" office:value-type="float" office:value="6.52034" calcext:value-type="float">
            <text:p>6,5203</text:p>
          </table:table-cell>
          <table:table-cell table:style-name="ce13" table:formula="of:=[.D22]/[.E22]" office:value-type="float" office:value="3.15034185333894" calcext:value-type="float">
            <text:p>3,150 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9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0" number:min-integer-digits="1" number:grouping="true"/>
    </number:number-style>
    <number:number-style style:name="N112">
      <style:text-properties fo:color="#ff0000"/>
      <number:text>-R$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2" number:min-integer-digits="1" number:grouping="true"/>
    </number:number-style>
    <number:number-style style:name="N115">
      <style:text-properties fo:color="#ff0000"/>
      <number:text>-R$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1" number:min-exponent-digits="1"/>
    </number:number-style>
    <number:number-style style:name="N128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28P1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30P1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4P1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number-style style:name="N140">
      <number:number number:decimal-places="4" number:min-integer-digits="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1:59:36.315004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4_20_1" style:display-name="PageStyle_Plan4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8:44:34.158000000</meta:creation-date>
    <dc:date>2016-12-06T22:09:01.599458012</dc:date>
    <meta:editing-duration>PT11M28S</meta:editing-duration>
    <meta:editing-cycles>5</meta:editing-cycles>
    <meta:generator>LibreOffice/4.2.8.2$Linux_X86_64 LibreOffice_project/42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28P1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9cm" svg:y="0.316cm" chart:style-name="ch2">
          <text:p>SpeedyUp CPU Vs OMP</text:p>
        </chart:title>
        <chart:legend chart:legend-position="end" svg:x="13.254cm" svg:y="4.201cm" style:legend-expansion="high" chart:style-name="ch3"/>
        <chart:plot-area chart:style-name="ch4" table:cell-range-address="Planilha1.F3:Planilha1.F22" chart:data-source-has-labels="row" svg:x="1.331cm" svg:y="1.301cm" svg:width="11.603cm" svg:height="6.538cm">
          <chartooo:coordinate-region svg:x="2.535cm" svg:y="1.5cm" svg:width="10.212cm" svg:height="5.692cm"/>
          <chart:axis chart:dimension="x" chart:name="primary-x" chart:style-name="ch5">
            <chart:title svg:x="6.956cm" svg:y="8.019cm" chart:style-name="ch6">
              <text:p>N</text:p>
            </chart:title>
          </chart:axis>
          <chart:axis chart:dimension="y" chart:name="primary-y" chart:style-name="ch7">
            <chart:title svg:x="0.451cm" svg:y="5.434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F4:Planilha1.F22" chart:label-cell-address="Planilha1.F3:Planilha1.F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F3:Planilh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658653881484">
                <text:p>2.72658653881484</text:p>
                <draw:g>
                  <svg:desc>Planilha1.F4:Planilha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716263151739">
                <text:p>2.6771626315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959783638419">
                <text:p>2.7195978363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491349652031">
                <text:p>3.0449134965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5168302521115">
                <text:p>3.0516830252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82504170323">
                <text:p>3.068250417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554506092771">
                <text:p>3.04554506092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668392200201">
                <text:p>3.04668392200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741116264577">
                <text:p>3.08741116264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793052109181">
                <text:p>3.07793052109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782694037785">
                <text:p>3.0078269403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4507136003625">
                <text:p>3.0450713600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352402662422">
                <text:p>3.0352402662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54267130321">
                <text:p>3.055426713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168160064093">
                <text:p>3.04168160064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258108606243">
                <text:p>3.02258108606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3042672371407">
                <text:p>3.03042672371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845829997925">
                <text:p>2.9984582999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034185333894">
                <text:p>3.1503418533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